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2.9346in"/>
    </style:style>
    <style:style style:name="co3" style:family="table-column">
      <style:table-column-properties fo:break-before="auto" style:column-width="2.29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4.0583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7516in" fo:break-before="auto" style:use-optimal-row-height="false"/>
    </style:style>
    <style:style style:name="ro5" style:family="table-row">
      <style:table-row-properties style:row-height="1.1138in" fo:break-before="auto" style:use-optimal-row-height="true"/>
    </style:style>
    <style:style style:name="ro6" style:family="table-row">
      <style:table-row-properties style:row-height="0.6472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Встреча от 20 Апр 2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4" table:number-columns-repeated="1016" table:default-cell-style-name="Default"/>
        <table:table-row table:style-name="ro1">
          <table:table-cell table:style-name="Default" office:value-type="string">
            <text:p>Вопрос</text:p>
          </table:table-cell>
          <table:table-cell table:style-name="Default" table:number-columns-repeated="7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 office:value-type="string">
            <text:p>Вопросы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Что нужно сделать</text:p>
          </table:table-cell>
          <table:table-cell table:number-columns-repeated="1021"/>
        </table:table-row>
        <table:table-row table:style-name="ro3">
          <table:table-cell office:value-type="string">
            <text:p>Что за черные списки ? </text:p>
          </table:table-cell>
          <table:table-cell/>
          <table:table-cell office:value-type="string">
            <text:p>Детально описать списки и интеграцию с ними</text:p>
          </table:table-cell>
          <table:table-cell table:number-columns-repeated="1021"/>
        </table:table-row>
        <table:table-row table:style-name="ro3">
          <table:table-cell office:value-type="string">
            <text:p>Откуда к ним доступ ? Какие базы данных ?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30-40% составляют пенсионеры, пособия, алементы. Как в скоринговую модель вписать эту аудиторию ?</text:p>
          </table:table-cell>
          <table:table-cell office:value-type="string">
            <text:p>Тут нужно подумать и почитать дополнительно. В ходе встречи они упомянули что мы им обещали похожую базу с России.</text:p>
          </table:table-cell>
          <table:table-cell table:number-columns-repeated="6"/>
          <table:table-cell table:style-name="ce2" table:number-columns-repeated="1016"/>
        </table:table-row>
        <table:table-row table:style-name="ro5">
          <table:table-cell office:value-type="string">
            <text:p>Есть ли возможность считать данные с карточных счетов пенсионеров, людей состоящих на пособие</text:p>
          </table:table-cell>
          <table:table-cell office:value-type="string">
            <text:p>Заявитель итак дает письменное согласие на просмотр его историй ПКБ, ГЦВП. В таком же стиле можно получить согласие считывания их карт. Счетов</text:p>
          </table:table-cell>
          <table:table-cell office:value-type="string">
            <text:p>Проработать по интеграции считывания счета у такой аудитории</text:p>
          </table:table-cell>
          <table:table-cell table:number-columns-repeated="1021"/>
        </table:table-row>
        <table:table-row table:style-name="ro6">
          <table:table-cell office:value-type="string">
            <text:p>Пенсионные отчисления могут задерживаться на несколько месяцев</text:p>
          </table:table-cell>
          <table:table-cell office:value-type="string">
            <text:p>В начале года КИК закрывает глаза из-за того, что это конец отчетного периода. Бюджет не донца сформирован... А в течение года они берут это на учет. </text:p>
          </table:table-cell>
          <table:table-cell office:value-type="string">
            <text:p>проработать возможный план действий</text:p>
          </table:table-cell>
          <table:table-cell table:number-columns-repeated="1021"/>
        </table:table-row>
        <table:table-row table:style-name="ro3">
          <table:table-cell office:value-type="string">
            <text:p>Срок аренды уже учтен по каждой программе/жилого комплекса ? </text:p>
          </table:table-cell>
          <table:table-cell table:number-columns-repeated="1023"/>
        </table:table-row>
        <table:table-row table:style-name="ro1">
          <table:table-cell office:value-type="string">
            <text:p>Пример отчета от ПКБ ?</text:p>
          </table:table-cell>
          <table:table-cell table:number-columns-repeated="1023"/>
        </table:table-row>
        <table:table-row table:style-name="ro1">
          <table:table-cell office:value-type="string">
            <text:p>Пример отчета от ГЦВП ?</text:p>
          </table:table-cell>
          <table:table-cell table:number-columns-repeated="1023"/>
        </table:table-row>
        <table:table-row table:style-name="ro7" table:number-rows-repeated="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Арендный комитет" table:style-name="ta1"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4" office:value-type="string">
            <text:p>Управление заявками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Ин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string">
            <text:p>Поле</text:p>
          </table:table-cell>
          <table:table-cell table:style-name="ce4" office:value-type="string">
            <text:p>Тип</text:p>
          </table:table-cell>
          <table:table-cell table:style-name="ce4" office:value-type="string">
            <text:p>Пример</text:p>
          </table:table-cell>
          <table:table-cell office:value-type="string">
            <text:p>Прим</text:p>
          </table:table-cell>
        </table:table-row>
        <table:table-row table:style-name="ro1">
          <table:table-cell table:style-name="ce4" office:value-type="string">
            <text:p>Выбор программы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Выбор программы</text:p>
          </table:table-cell>
          <table:table-cell office:value-type="string">
            <text:p>dropdown</text:p>
          </table:table-cell>
          <table:table-cell office:value-type="string">
            <text:p>1) Доступное жилье 2020 2) Собственная программа КИК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Регион</text:p>
          </table:table-cell>
          <table:table-cell office:value-type="string">
            <text:p>dropdown</text:p>
          </table:table-cell>
          <table:table-cell office:value-type="string">
            <text:p>1) Алмат. Обл 2) Алматы 3) Астана</text:p>
          </table:table-cell>
          <table:table-cell office:value-type="string">
            <text:p>В зависимости от выбранной программы</text:p>
          </table:table-cell>
        </table:table-row>
        <table:table-row table:style-name="ro1">
          <table:table-cell table:number-columns-repeated="5"/>
          <table:table-cell office:value-type="string">
            <text:p>Город</text:p>
          </table:table-cell>
          <table:table-cell office:value-type="string">
            <text:p>dropdown</text:p>
          </table:table-cell>
          <table:table-cell office:value-type="string">
            <text:p>1) Алматы 2) Астана 3) Уральск</text:p>
          </table:table-cell>
          <table:table-cell office:value-type="string">
            <text:p>В зависимости от выбранного региона и программы</text:p>
          </table:table-cell>
        </table:table-row>
        <table:table-row table:style-name="ro1">
          <table:table-cell table:number-columns-repeated="5"/>
          <table:table-cell office:value-type="string">
            <text:p>Жилой комплекс</text:p>
          </table:table-cell>
          <table:table-cell office:value-type="string">
            <text:p>dropdown</text:p>
          </table:table-cell>
          <table:table-cell office:value-type="string">
            <text:p>1) Северное сияние 2) Золотая Корона 3) BI общежитие</text:p>
          </table:table-cell>
          <table:table-cell office:value-type="string">
            <text:p>В зависимости от города и программы</text:p>
          </table:table-cell>
        </table:table-row>
        <table:table-row table:style-name="ro1">
          <table:table-cell table:number-columns-repeated="5"/>
          <table:table-cell office:value-type="string">
            <text:p>Количество комнат</text:p>
          </table:table-cell>
          <table:table-cell office:value-type="string">
            <text:p>dropdown</text:p>
          </table:table-cell>
          <table:table-cell office:value-type="string">
            <text:p>1) 1 комн 2) 2 комн …</text:p>
          </table:table-cell>
          <table:table-cell office:value-type="string">
            <text:p>В зависимости от комплекса</text:p>
          </table:table-cell>
        </table:table-row>
        <table:table-row table:style-name="ro1">
          <table:table-cell table:number-columns-repeated="5"/>
          <table:table-cell table:style-name="ce5" office:value-type="string">
            <text:p>номер квартиры</text:p>
          </table:table-cell>
          <table:table-cell office:value-type="string">
            <text:p>dropdown</text:p>
          </table:table-cell>
          <table:table-cell/>
          <table:table-cell office:value-type="string">
            <text:p>можно сделать автоматически</text:p>
          </table:table-cell>
        </table:table-row>
        <table:table-row table:style-name="ro1">
          <table:table-cell table:number-columns-repeated="5"/>
          <table:table-cell office:value-type="string">
            <text:p>этаж</text:p>
          </table:table-cell>
          <table:table-cell office:value-type="string">
            <text:p>авто текс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квадратура (площадь)</text:p>
          </table:table-cell>
          <table:table-cell office:value-type="string">
            <text:p>авто текс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стоимость за кв метр</text:p>
          </table:table-cell>
          <table:table-cell office:value-type="string">
            <text:p>авто numb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Срок аренды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Процентная ставка вознагр</text:p>
          </table:table-cell>
          <table:table-cell office:value-type="string">
            <text:p>авто текст</text:p>
          </table:table-cell>
          <table:table-cell/>
          <table:table-cell office:value-type="string">
            <text:p>в зависимости от программы</text:p>
          </table:table-cell>
        </table:table-row>
        <table:table-row table:style-name="ro7">
          <table:table-cell table:number-columns-repeated="9"/>
        </table:table-row>
        <table:table-row table:style-name="ro1">
          <table:table-cell table:style-name="ce4" office:value-type="string">
            <text:p>Демограф данные</text:p>
          </table:table-cell>
          <table:table-cell table:number-columns-repeated="4"/>
          <table:table-cell table:style-name="ce5" office:value-type="string">
            <text:p>Анкета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ИИН</text:p>
          </table:table-cell>
          <table:table-cell office:value-type="string">
            <text:p>текст</text:p>
          </table:table-cell>
          <table:table-cell/>
          <table:table-cell office:value-type="string">
            <text:p>по ИИН может автозаполнение полей анкеты</text:p>
          </table:table-cell>
        </table:table-row>
        <table:table-row table:style-name="ro1">
          <table:table-cell table:number-columns-repeated="5"/>
          <table:table-cell office:value-type="string">
            <text:p>Имя</text:p>
          </table:table-cell>
          <table:table-cell office:value-type="string">
            <text:p>текс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Фамилия</text:p>
          </table:table-cell>
          <table:table-cell office:value-type="string">
            <text:p>тест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Дата рождения</text:p>
          </table:table-cell>
          <table:table-cell office:value-type="string">
            <text:p>widget дат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Семейный статус</text:p>
          </table:table-cell>
          <table:table-cell office:value-type="string">
            <text:p>dropdow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Адрес проживания</text:p>
          </table:table-cell>
          <table:table-cell office:value-type="string">
            <text:p>widget несколько адресов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Можно добавлять еждевенцев</text:p>
          </table:table-cell>
          <table:table-cell office:value-type="string">
            <text:p>несколько анкет</text:p>
          </table:table-cell>
          <table:table-cell/>
          <table:table-cell office:value-type="string">
            <text:p>Смотри анкета</text:p>
          </table:table-cell>
        </table:table-row>
        <table:table-row table:style-name="ro1">
          <table:table-cell table:style-name="ce4" office:value-type="string">
            <text:p>Информация о доходе/расходе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Доход по основному месту работы</text:p>
          </table:table-cell>
          <table:table-cell office:value-type="string">
            <text:p>цифра</text:p>
          </table:table-cell>
          <table:table-cell/>
          <table:table-cell office:value-type="string">
            <text:p>Сверка с ГЦВП ?</text:p>
          </table:table-cell>
        </table:table-row>
        <table:table-row table:style-name="ro1">
          <table:table-cell table:number-columns-repeated="5"/>
          <table:table-cell office:value-type="string">
            <text:p>Доходы по доп. Месту работы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Доходы в виде диведендов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Доход в виде вознагражд. И регулярных страховых выплта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Пенсионные выплаты и стипендии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Доход в виде арендной платы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Алемент</text:p>
          </table:table-cell>
          <table:table-cell office:value-type="string">
            <text:p>цифра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Другие доходы</text:p>
          </table:table-cell>
          <table:table-cell office:value-type="string">
            <text:p>widget (наименование, сумма дохода)</text:p>
          </table:table-cell>
          <table:table-cell/>
          <table:table-cell office:value-type="string">
            <text:p><text:s/>Нажимаешь на + и добавляется ещё один widget</text:p>
          </table:table-cell>
        </table:table-row>
        <table:table-row table:style-name="ro1">
          <table:table-cell table:number-columns-repeated="5"/>
          <table:table-cell table:style-name="ce4" office:value-type="string">
            <text:p>Итого на семью</text:p>
          </table:table-cell>
          <table:table-cell office:value-type="string">
            <text:p>авто сумма</text:p>
          </table:table-cell>
          <table:table-cell table:number-columns-repeated="2"/>
        </table:table-row>
        <table:table-row table:style-name="ro1">
          <table:table-cell table:style-name="ce4" office:value-type="string">
            <text:p>Коэф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string">
            <text:p>П/Д</text:p>
          </table:table-cell>
          <table:table-cell office:value-type="string">
            <text:p>Формула – авто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О/Д</text:p>
          </table:table-cell>
          <table:table-cell office:value-type="string">
            <text:p>формула -авто</text:p>
          </table:table-cell>
          <table:table-cell table:number-columns-repeated="2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style-name="ce4" office:value-type="string">
            <text:p>Действия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Сохранить</text:p>
          </table:table-cell>
          <table:table-cell table:number-columns-repeated="8"/>
        </table:table-row>
        <table:table-row table:style-name="ro1">
          <table:table-cell office:value-type="string">
            <text:p>Отправить на согласование</text:p>
          </table:table-cell>
          <table:table-cell/>
          <table:table-cell office:value-type="string">
            <text:p>Согласование делается на одного человека. Этому человеку из арендного комитета падает письмо на Outlook и соответственно назначается заявка в самой системе в read-only. В этой форме он может оставить примечания. Отправить на доработку обратно автору и согласовать. </text:p>
          </table:table-cell>
          <table:table-cell table:number-columns-repeated="6"/>
        </table:table-row>
        <table:table-row table:style-name="ro1">
          <table:table-cell office:value-type="string">
            <text:p>Согласовать</text:p>
          </table:table-cell>
          <table:table-cell/>
          <table:table-cell office:value-type="string">
            <text:p>Если сам состовительно принимает решение о согласовании.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4" office:value-type="string">
            <text:p>Формирование заключение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Заключение от Риск-Менеджмента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Смотри приложение “заключение от риск менеджера”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>
            <text:p>Заключение от юрид. Управления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1">
          <table:table-cell office:value-type="string">
            <text:p>Заключение от службы безопасности и режима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Общее заключение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Смотри приложение “Заключение на Арендный комитет”</text:p>
          </table:table-cell>
          <table:table-cell table:number-columns-repeated="5"/>
        </table:table-row>
        <table:table-row table:style-name="ro2" table:number-rows-repeated="8">
          <table:table-cell table:number-columns-repeated="9"/>
        </table:table-row>
        <table:table-row table:style-name="ro1">
          <table:table-cell table:style-name="ce4" office:value-type="string">
            <text:p>Примечание</text:p>
          </table:table-cell>
          <table:table-cell table:number-columns-repeated="8"/>
        </table:table-row>
        <table:table-row table:style-name="ro1">
          <table:table-cell office:value-type="string">
            <text:p>Статус заявки по маршруту согласования</text:p>
          </table:table-cell>
          <table:table-cell office:value-type="string">
            <text:p>Хорошо видеть этапы заявки. Если на этапе “согласовано” можно сформировать заключение. Заключение прикладывается к заявке.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style-name="ce4" office:value-type="string">
            <text:p>Генерирование графика погашения</text:p>
          </table:table-cell>
          <table:table-cell table:number-columns-repeated="8"/>
        </table:table-row>
        <table:table-row table:style-name="ro1">
          <table:table-cell office:value-type="string">
            <text:p>Сумма</text:p>
          </table:table-cell>
          <table:table-cell office:value-type="string">
            <text:p>Остаток за период</text:p>
          </table:table-cell>
          <table:table-cell office:value-type="string">
            <text:p>Сколько останется заплатить</text:p>
          </table:table-cell>
          <table:table-cell office:value-type="string">
            <text:p>Дата</text:p>
          </table:table-cell>
          <table:table-cell table:number-columns-repeated="5"/>
        </table:table-row>
        <table:table-row table:style-name="ro2" table:number-rows-repeated="5">
          <table:table-cell table:number-columns-repeated="9"/>
        </table:table-row>
        <table:table-row table:style-name="ro1">
          <table:table-cell table:style-name="ce4" office:value-type="string">
            <text:p>Генерация шаблонов бланкой заявителей</text:p>
          </table:table-cell>
          <table:table-cell table:number-columns-repeated="3"/>
          <table:table-cell office:value-type="string">
            <text:p>Смотри приложение “Бланки” для примера</text:p>
          </table:table-cell>
          <table:table-cell table:number-columns-repeated="4"/>
        </table:table-row>
        <table:table-row table:style-name="ro1">
          <table:table-cell office:value-type="string">
            <text:p>По вооду ИИН автоматически заполняется бланк</text:p>
          </table:table-cell>
          <table:table-cell table:number-columns-repeated="8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uix </meta:initial-creator>
    <meta:creation-date>2015-04-20T12:31:08</meta:creation-date>
    <dc:date>2015-04-20T13:23:46</dc:date>
    <dc:creator>anguix </dc:creator>
    <meta:editing-duration>PT52M12S</meta:editing-duration>
    <meta:editing-cycles>5</meta:editing-cycles>
    <meta:generator>LibreOffice/3.5$Linux_X86_64 LibreOffice_project/350m1$Build-2</meta:generator>
    <meta:document-statistic meta:table-count="3" meta:cell-count="126" meta:object-count="0"/>
  </office:meta>
</office:document-meta>
</file>